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normal" officeooo:rsid="007834e4" officeooo:paragraph-rsid="007834e4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3pt" fo:font-weight="normal" officeooo:rsid="0073f926" officeooo:paragraph-rsid="0073f926" style:font-size-asian="11.3500003814697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4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3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4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5" style:family="paragraph" style:parent-style-name="Text_20_body">
      <style:paragraph-properties fo:text-align="start" style:justify-single-word="false"/>
      <style:text-properties officeooo:paragraph-rsid="001756f7"/>
    </style:style>
    <style:style style:name="P26" style:family="paragraph" style:parent-style-name="Text_20_body">
      <style:text-properties officeooo:rsid="02e82a24" officeooo:paragraph-rsid="001756f7" style:font-size-asian="12pt"/>
    </style:style>
    <style:style style:name="P27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37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38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78e0b1"/>
    </style:style>
    <style:style style:name="T20" style:family="text">
      <style:text-properties officeooo:rsid="007847d8"/>
    </style:style>
    <style:style style:name="T21" style:family="text">
      <style:text-properties officeooo:rsid="0079d238"/>
    </style:style>
    <style:style style:name="T22" style:family="text">
      <style:text-properties officeooo:rsid="007bb27a"/>
    </style:style>
    <style:style style:name="T23" style:family="text">
      <style:text-properties officeooo:rsid="007dfe9b"/>
    </style:style>
    <style:style style:name="T24" style:family="text">
      <style:text-properties officeooo:rsid="007d4382"/>
    </style:style>
    <style:style style:name="T25" style:family="text">
      <style:text-properties officeooo:rsid="007f5777"/>
    </style:style>
    <style:style style:name="T26" style:family="text">
      <style:text-properties officeooo:rsid="0080d7c5"/>
    </style:style>
    <style:style style:name="T27" style:family="text">
      <style:text-properties officeooo:rsid="00548123"/>
    </style:style>
    <style:style style:name="T28" style:family="text">
      <style:text-properties fo:font-style="italic" officeooo:rsid="005ea85c" style:font-style-asian="italic" style:font-style-complex="italic"/>
    </style:style>
    <style:style style:name="T29" style:family="text">
      <style:text-properties fo:font-style="italic" officeooo:rsid="005c44cd" style:font-style-asian="italic" style:font-style-complex="italic"/>
    </style:style>
    <style:style style:name="T30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31" style:family="text">
      <style:text-properties fo:font-style="italic" officeooo:rsid="00648391" style:font-style-asian="italic" style:font-style-complex="italic"/>
    </style:style>
    <style:style style:name="T32" style:family="text">
      <style:text-properties fo:font-style="italic" officeooo:rsid="006239c3" style:font-style-asian="italic" style:font-style-complex="italic"/>
    </style:style>
    <style:style style:name="T33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34" style:family="text">
      <style:text-properties officeooo:rsid="004ec518"/>
    </style:style>
    <style:style style:name="T35" style:family="text">
      <style:text-properties officeooo:rsid="0058e060"/>
    </style:style>
    <style:style style:name="T36" style:family="text">
      <style:text-properties fo:font-style="italic" officeooo:rsid="0058e060" style:font-style-asian="italic" style:font-style-complex="italic"/>
    </style:style>
    <style:style style:name="T37" style:family="text">
      <style:text-properties fo:font-style="italic" officeooo:rsid="0056f04e" style:font-style-asian="italic" style:font-style-complex="italic"/>
    </style:style>
    <style:style style:name="T38" style:family="text">
      <style:text-properties fo:font-style="italic" officeooo:rsid="004ec518" style:font-style-asian="italic" style:font-style-complex="italic"/>
    </style:style>
    <style:style style:name="T39" style:family="text">
      <style:text-properties officeooo:rsid="004ff14a"/>
    </style:style>
    <style:style style:name="T40" style:family="text">
      <style:text-properties officeooo:rsid="00429d15"/>
    </style:style>
    <style:style style:name="T41" style:family="text">
      <style:text-properties fo:font-style="italic" officeooo:rsid="00698bab" style:font-style-asian="italic" style:font-style-complex="italic"/>
    </style:style>
    <style:style style:name="T42" style:family="text">
      <style:text-properties fo:font-style="italic" officeooo:rsid="00675424" style:font-style-asian="italic" style:font-style-complex="italic"/>
    </style:style>
    <style:style style:name="T43" style:family="text">
      <style:text-properties officeooo:rsid="00441d00"/>
    </style:style>
    <style:style style:name="T44" style:family="text">
      <style:text-properties officeooo:rsid="006752f7"/>
    </style:style>
    <style:style style:name="T45" style:family="text">
      <style:text-properties officeooo:rsid="0047d7ac"/>
    </style:style>
    <style:style style:name="T46" style:family="text">
      <style:text-properties fo:font-style="italic" officeooo:rsid="0047d7ac" style:font-style-asian="italic" style:font-style-complex="italic"/>
    </style:style>
    <style:style style:name="T47" style:family="text">
      <style:text-properties officeooo:rsid="004a748d"/>
    </style:style>
    <style:style style:name="T48" style:family="text">
      <style:text-properties officeooo:rsid="004d0f9d"/>
    </style:style>
    <style:style style:name="T49" style:family="text">
      <style:text-properties officeooo:rsid="004ed897"/>
    </style:style>
    <style:style style:name="T50" style:family="text">
      <style:text-properties officeooo:rsid="0050d526"/>
    </style:style>
    <style:style style:name="T51" style:family="text">
      <style:text-properties officeooo:rsid="006dd8c6"/>
    </style:style>
    <style:style style:name="T52" style:family="text">
      <style:text-properties officeooo:rsid="00566019"/>
    </style:style>
    <style:style style:name="T53" style:family="text">
      <style:text-properties officeooo:rsid="006fd21e"/>
    </style:style>
    <style:style style:name="T54" style:family="text">
      <style:text-properties officeooo:rsid="00161290"/>
    </style:style>
    <style:style style:name="T55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57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60" style:family="text">
      <style:text-properties officeooo:rsid="038d9d4d"/>
    </style:style>
    <style:style style:name="T61" style:family="text">
      <style:text-properties officeooo:rsid="038dd9cf"/>
    </style:style>
    <style:style style:name="T62" style:family="text">
      <style:text-properties officeooo:rsid="0025668c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Perhaps the greatest success <text:span text:style-name="T19">i</text:span>n my work on this module was the incorporation of proper self-motivation techniques. I’ve always known that these techniques work well, but this assessment has given me the chance to immerse myself in <text:span text:style-name="T20">them</text:span> fully <text:span text:style-name="T20">due to the pressure </text:span><text:span text:style-name="T21">imposed by the deadlines. </text:span><text:span text:style-name="T22">It is both a success and a failure, since I most likely wouldn’t have been able to incorporate these techniques as effectively </text:span><text:span text:style-name="T23">if</text:span><text:span text:style-name="T22"> it </text:span><text:span text:style-name="T23">wasn’t for</text:span><text:span text:style-name="T22"> the </text:span><text:span text:style-name="T24">deadlines looming over me. </text:span><text:span text:style-name="T23">It is simply too easy to relax and neglect the work I should be doing when </text:span><text:span text:style-name="T25">there isn’t a source of strong </text:span><text:span text:style-name="T26">external pressure. </text:span></text:p>
      <text:p text:style-name="P11"/>
      <text:p text:style-name="P11"/>
      <text:p text:style-name="P12">One successful </text:p>
      <text:p text:style-name="P13"/>
      <text:p text:style-name="P10"/>
      <text:p text:style-name="P10"/>
      <text:p text:style-name="P10"/>
      <text:p text:style-name="P10">1<text:span text:style-name="T18">(d</text:span>) – <text:span text:style-name="T18">Self-Motivation</text:span></text:p>
      <text:p text:style-name="P14">To maintain a high degree of motivation throughout this assessment, and avoid procrastination, I deployed several different strategies:</text:p>
      <text:p text:style-name="P14"/>
      <text:p text:style-name="P14">1. Distraction minimisation</text:p>
      <text:p text:style-name="P15">To avoid bodily distractions and the feeling of a bloated stomach, as well as <text:span text:style-name="T27">maintain consistent</text:span> energy levels, I delayed eating for as long as possible <text:span text:style-name="T28">(</text:span><text:span text:style-name="T29">Christoph Bamberg, Julia Reinchenberger, Jens Blechert,</text:span><text:span text:style-name="T30"> </text:span><text:span text:style-name="T29">2025</text:span><text:span text:style-name="T28">)</text:span>. As soon I woke up, I would sit down to work on this assessment, prioritising <text:soft-page-break/>the achievement of milestones before allowing myself to indulge in high-protein food <text:span text:style-name="T31">(</text:span><text:span text:style-name="T32">Dominik H Pesta, Varman T Samuel</text:span><text:span text:style-name="T33">, </text:span><text:span text:style-name="T32">2014</text:span><text:span text:style-name="T31">)</text:span>. <text:span text:style-name="T34">To further aid this, I would avoid drinking sugary or caffeinated beverages, instead opting for </text:span><text:span text:style-name="T35">peppermint tea </text:span><text:span text:style-name="T36">(</text:span><text:span text:style-name="T37">Luka Netzler, Brian Lovell, 2025</text:span><text:span text:style-name="T36">)</text:span><text:span text:style-name="T38">.</text:span></text:p>
      <text:p text:style-name="P16"/>
      <text:p text:style-name="P17">2. <text:span text:style-name="T39">Focus Management</text:span></text:p>
      <text:p text:style-name="P18">To avoid mental distractions and maintain my dopamine levels, I would turn off all redundant applications (such as Steam, or Discord), <text:span text:style-name="T40">reduce the brightness of my screen, and even reduce saturation </text:span><text:span text:style-name="T41">(</text:span><text:span text:style-name="T42">Craig A. Williamson, Jari J. Morganti, Hannah E. Smithson, 2023)</text:span><text:span text:style-name="T40">. This </text:span><text:span text:style-name="T43">created a monotonous, </text:span><text:span text:style-name="T44">albeit</text:span><text:span text:style-name="T43"> a highly reliable environment in which I could maintain my focus for much longer. </text:span></text:p>
      <text:p text:style-name="P19">To further maintain my focus, and prevent my mind from drifting off, I would utilise the rubber duck <text:span text:style-name="T45">debugging </text:span>technique<text:span text:style-name="T3"> </text:span><text:span text:style-name="T46">(Rubber Duck Debugging, n.d.)</text:span><text:span text:style-name="T45">. </text:span><text:span text:style-name="T47">By narrating my own actions, I could keep my mind anchored in the present moment, </text:span><text:span text:style-name="T48">minimising </text:span><text:span text:style-name="T49">unrelated thought.</text:span></text:p>
      <text:p text:style-name="P19"/>
      <text:p text:style-name="P20"><text:span text:style-name="T50">3. Future Reflection</text:span></text:p>
      <text:p text:style-name="P21">To further improve my workflow in the future, I would also avoid <text:span text:style-name="T51">nicotine</text:span> to keep my heart rate consistent, <text:span text:style-name="T52">instead replacing it with scented candles. </text:span><text:span text:style-name="T53">I would communicate more with my lecturers, asking more questions pertaining to the assessment. </text:span></text:p>
      <text:p text:style-name="P22"/>
      <text:p text:style-name="P10"/>
      <text:p text:style-name="P10"/>
      <text:p text:style-name="P23">Section <text:span text:style-name="T18">2</text:span> – <text:span text:style-name="T54">Ongoing Risk Management</text:span></text:p>
      <text:p text:style-name="P23"/>
      <text:p text:style-name="P23"/>
      <text:p text:style-name="P23"/>
      <text:p text:style-name="P24">References</text:p>
      <text:p text:style-name="P25"><text:span text:style-name="Strong_20_Emphasis"><text:span text:style-name="T55">GD</text:span></text:span><text:span text:style-name="Strong_20_Emphasis"><text:span text:style-name="T56">P</text:span></text:span><text:span text:style-name="Strong_20_Emphasis"><text:span text:style-name="T55">R</text:span></text:span><text:span text:style-name="T57"> (</text:span>2018<text:span text:style-name="T57">) </text:span><text:span text:style-name="Emphasis"><text:span text:style-name="T57">General Data Protection Regulation.</text:span></text:span><text:span text:style-name="T57"> Available at: </text:span><text:a xlink:type="simple" xlink:href="https://gdpr-info.eu/" text:style-name="Internet_20_link" text:visited-style-name="Visited_20_Internet_20_Link"><text:span text:style-name="T57">https://gdpr-info.eu/</text:span></text:a><text:span text:style-name="T57"> (</text:span><text:span text:style-name="T58">Accessed: </text:span><text:span text:style-name="T59">5 </text:span><text:span text:style-name="T58"><text:s/></text:span><text:span text:style-name="T59">May</text:span><text:span text:style-name="T58"> 2026</text:span><text:span text:style-name="T57">).</text:span></text:p>
      <text:p text:style-name="P26"><text:span text:style-name="Strong_20_Emphasis">Data Protection Act 2018</text:span> (2018) <text:span text:style-name="Emphasis">c.12.</text:span> London: The Stationery Office. <text:span text:style-name="T60">Available at: </text:span><text:a xlink:type="simple" xlink:href="https://www.legislation.gov.uk/ukpga/2018/12" text:style-name="Internet_20_link" text:visited-style-name="Visited_20_Internet_20_Link"><text:span text:style-name="T60">https://www.legislation.gov.uk/ukpga/2018/12</text:span></text:a><text:span text:style-name="T60"> </text:span><text:span text:style-name="T61">(Accessed: </text:span><text:span text:style-name="T62">5 May</text:span><text:span text:style-name="T61"> 2026).</text:span></text:p>
      <text:p text:style-name="P27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61">Accessed: </text:span><text:span text:style-name="T62">5</text:span><text:span text:style-name="T61"> </text:span><text:span text:style-name="T62">May</text:span><text:span text:style-name="T61"> 2026</text:span>).</text:p>
      <text:p text:style-name="P28">National Cyber Security Centre <text:span text:style-name="T63">(2021) </text:span><text:span text:style-name="T64">Top tips for staying secure online.</text:span><text:span text:style-name="T63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63">https://www.ncsc.gov.uk/collection/top-tips-for-staying-secure-online/always-back-up-your-most-important-data#section_3</text:span></text:a><text:span text:style-name="T63"> (Accessed 5 May 2026).</text:span></text:p>
      <text:p text:style-name="P29"/>
      <text:p text:style-name="P30"><text:span text:style-name="T65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30"/>
      <text:p text:style-name="P31">Rubber Duck Debugging <text:span text:style-name="T63">(n.d.) </text:span><text:span text:style-name="T64">Debugging Software with a Rubber Ducky. </text:span><text:span text:style-name="T66">Available at: </text:span><text:a xlink:type="simple" xlink:href="https://rubberduckdebugging.com/" text:style-name="Internet_20_link" text:visited-style-name="Visited_20_Internet_20_Link"><text:span text:style-name="T66">https://rubberduckdebugging.com/</text:span></text:a><text:span text:style-name="T66"> (Accessed: 5 May 2026)</text:span></text:p>
      <text:p text:style-name="P32"/>
      <text:p text:style-name="P33"><text:soft-page-break/><text:span text:style-name="T67">Luka Netzler, Brian Lovell</text:span><text:span text:style-name="T68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4"/>
      <text:p text:style-name="P35">Christoph Bamberg, Julia Reinchenberger, Jens Blechert <text:span text:style-name="T63">(2025) </text:span><text:span text:style-name="T64">Stable cognitive performance while adapting to intermittent fasting: A randomised controlled trial</text:span><text:span text:style-name="T66">. Available at: </text:span><text:a xlink:type="simple" xlink:href="https://journals.sagepub.com/doi/10.1177/13591053251351204" text:style-name="Internet_20_link" text:visited-style-name="Visited_20_Internet_20_Link"><text:span text:style-name="T66">https://journals.sagepub.com/doi/10.1177/13591053251351204</text:span></text:a><text:span text:style-name="T66"> (Accessed: 5 May 2026).</text:span></text:p>
      <text:p text:style-name="P36">Dominik H Pesta, Varman T Samuel <text:span text:style-name="T63">(2014) </text:span><text:span text:style-name="T64">A high-protein diet for reducing body fat: mechanisms and possible caveats.</text:span><text:span text:style-name="T63"> Available at: </text:span><text:a xlink:type="simple" xlink:href="https://link.springer.com/article/10.1186/1743-7075-11-53" text:style-name="Internet_20_link" text:visited-style-name="Visited_20_Internet_20_Link"><text:span text:style-name="T63">https://link.springer.com/article/10.1186/1743-7075-11-53</text:span></text:a><text:span text:style-name="T63"> (Accessed: 5 May 2026).</text:span></text:p>
      <text:p text:style-name="P37"/>
      <text:p text:style-name="P38">Craig A. Williamson, Jari J. Morganti, Hannah E. Smithson <text:span text:style-name="T63">(2023) </text:span><text:span text:style-name="T64">Bright-light distractions and visual performance</text:span><text:span text:style-name="T63">. Available at: </text:span><text:a xlink:type="simple" xlink:href="https://www.frontiersin.org/journals/psychology/articles/10.3389/fpsyg.2023.1088975/full" text:style-name="Internet_20_link" text:visited-style-name="Visited_20_Internet_20_Link"><text:span text:style-name="T63">https://www.frontiersin.org/journals/psychology/articles/10.3389/fpsyg.2023.1088975/full</text:span></text:a><text:span text:style-name="T63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34:38.948885613</dc:date>
    <meta:editing-duration>PT1H50M51S</meta:editing-duration>
    <meta:editing-cycles>92</meta:editing-cycles>
    <meta:document-statistic meta:table-count="0" meta:image-count="0" meta:object-count="0" meta:page-count="4" meta:paragraph-count="31" meta:word-count="807" meta:character-count="5776" meta:non-whitespace-character-count="4989"/>
  </office:meta>
</office:document-meta>
</file>